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800000116BE85F48CD52039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3.832cm" svg:height="9.809cm" draw:z-index="0"><draw:image xlink:href="Pictures/100002010000018800000116BE85F48CD52039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8T21:54:49.885594458</meta:creation-date>
    <dc:date>2018-07-18T21:55:43.190038244</dc:date>
    <meta:editing-duration>PT54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